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5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ghjghj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4T22:57:39.025000000</dc:date>
    <meta:editing-duration>PT1M41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4.1.2$Windows_X86_64 LibreOffice_project/3c58a8f3a960df8bc8fd77b461821e42c061c5f0</meta:generator>
  </office:meta>
</office:document-meta>
</file>